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3fbd2" officeooo:paragraph-rsid="0003fbd2"/>
    </style:style>
    <style:style style:name="P2" style:family="paragraph" style:parent-style-name="Standard">
      <style:text-properties officeooo:rsid="00047db9" officeooo:paragraph-rsid="00047db9"/>
    </style:style>
    <style:style style:name="P3" style:family="paragraph" style:parent-style-name="Standard">
      <style:text-properties officeooo:rsid="0005242f" officeooo:paragraph-rsid="0005242f"/>
    </style:style>
    <style:style style:name="P4" style:family="paragraph" style:parent-style-name="Standard">
      <style:text-properties officeooo:rsid="000666cf" officeooo:paragraph-rsid="000666cf"/>
    </style:style>
    <style:style style:name="P5" style:family="paragraph" style:parent-style-name="Standard">
      <style:text-properties officeooo:rsid="00074118" officeooo:paragraph-rsid="00074118"/>
    </style:style>
    <style:style style:name="T1" style:family="text">
      <style:text-properties officeooo:rsid="00047d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ification:</text:p>
      <text:p text:style-name="P1"/>
      <text:p text:style-name="P1">Binary Classification Positive samples (spam), we want to find. Negative samples (No Spam).</text:p>
      <text:p text:style-name="P1"/>
      <text:p text:style-name="P1">--→ Linear regression bad idea, because problems can occur.</text:p>
      <text:p text:style-name="P1"/>
      <text:p text:style-name="P1">Sigmoid function → g : R → (0,1), this way we fix the output <text:span text:style-name="T1">but never get 0 or 1 (exclusive range)</text:span></text:p>
      <text:p text:style-name="P1"/>
      <text:p text:style-name="P2">equal or larger than 0.5 → spam</text:p>
      <text:p text:style-name="P2"/>
      <text:p text:style-name="P2">logistic function → logistic regression (very basic)</text:p>
      <text:p text:style-name="P2"/>
      <text:p text:style-name="P2">logistic function g(z) = 1/1+e^-x <text:s text:c="2"/>(derivative very simple) important</text:p>
      <text:p text:style-name="P2"/>
      <text:p text:style-name="P2">h(theta)(x)= evaluation function</text:p>
      <text:p text:style-name="P2"/>
      <text:p text:style-name="P3">likelihood y vector X Matrix</text:p>
      <text:p text:style-name="P3"/>
      <text:p text:style-name="P3">logistic regression is a non linear model</text:p>
      <text:p text:style-name="P3"/>
      <text:p text:style-name="P4">logistic or linear regression → optimization problem (max or minimize some problem)</text:p>
      <text:p text:style-name="P4"/>
      <text:p text:style-name="P4">ROC Curve changing alpha (genersal method diferent parameters not allway alpha): Which hyperparameters are the best for my model</text:p>
      <text:p text:style-name="P4"/>
      <text:p text:style-name="P5">greedy descent practical method (instead of Newton -Rhapson Method)</text:p>
      <text:p text:style-name="P5"/>
      <text:p text:style-name="P5">local minima stuck all of the algorithmns</text:p>
      <text:p text:style-name="P5">By Convex function we guaranteed get the global mini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08:19:46.081500520</meta:creation-date>
    <dc:date>2019-04-15T10:52:37.349732258</dc:date>
    <meta:editing-duration>PT1H41M54S</meta:editing-duration>
    <meta:editing-cycles>1</meta:editing-cycles>
    <meta:document-statistic meta:table-count="0" meta:image-count="0" meta:object-count="0" meta:page-count="1" meta:paragraph-count="15" meta:word-count="140" meta:character-count="891" meta:non-whitespace-character-count="765"/>
    <meta:generator>LibreOffice/6.0.7.3$Linux_X86_64 LibreOffice_project/00m0$Build-3</meta:generator>
  </office:meta>
</office:document-meta>
</file>